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�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�ir�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�l</text:p>
          </table:table-cell>
          <table:table-cell office:value-type="string">
            <text:p>N� Chuil�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�draig�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�irt�n</text:p>
          </table:table-cell>
          <table:table-cell office:value-type="string">
            <text:p>�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�rlaith�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�hOis�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�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nnabis Is Safer Than Alcoho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nnabis Is Safer Than Alcoho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�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h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nnabis Is Safer Than Alcoho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4/02/2017</text:date>, <text:time>10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2-24T10:02:01.40</dc:date>
    <dc:creator>Bob Harper</dc:creator>
    <meta:editing-duration>P2DT2H18M17S</meta:editing-duration>
    <meta:editing-cycles>216</meta:editing-cycles>
    <meta:generator>OpenOffice/4.1.1$Win32 OpenOffice.org_project/411m6$Build-9775</meta:generator>
    <meta:document-statistic meta:table-count="18" meta:cell-count="179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sub StoreCSV(sURL As String)
   dim document as object
   
   document = ThisComponent

   dim args(1) as new com.sun.star.beans.PropertyValue
   
   args(0).Name = "FilterName"
   args(0).Value = "Text - txt - csv (StarCalc)"
   args(1).Name = "FilterOptions"
   args(1).Value = "44,34,76,1"

   document.storeToURL(sURL,args)
end sub

Sub Sheets_To_CSV
sheets=ThisComponent.Sheets.createEnumeration()
sURL = ThisComponent.getURL()
oView = ThisComponent.getCurrentController()
while sheets.hasMoreElements()
  sh=sheets.nextElement()
  s=sh.getName()
  path = s &amp;"ConstituencyCountTEST.csv"
  if sh.IsVisible then
    oView.setActiveSheet(sh)
    StoreCSV sURL
  endif
wend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